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83266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83266" officeooo:paragraph-rsid="00083266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0a2118"/>
    </style:style>
    <style:style style:name="T2" style:family="text">
      <style:text-properties officeooo:rsid="0008be82"/>
    </style:style>
    <style:style style:name="T3" style:family="text">
      <style:text-properties officeooo:rsid="00083266"/>
    </style:style>
    <style:style style:name="T4" style:family="text">
      <style:text-properties officeooo:rsid="0015feae"/>
    </style:style>
    <style:style style:name="T5" style:family="text">
      <style:text-properties officeooo:rsid="001676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R - Dicionário de dados: </text:p>
      <text:p text:style-name="P3"/>
      <text:p text:style-name="P3"/>
      <text:p text:style-name="P3"/>
      <text:p text:style-name="P2"><text:span text:style-name="T4">V</text:span>eiculo (placa: texto (8), modelo: texto (20), marca: texto (20), <text:span text:style-name="T4">tipo</text:span>: <text:span text:style-name="T1">texto (</text:span><text:span text:style-name="T4">20</text:span><text:span text:style-name="T1">), </text:span><text:span text:style-name="T4">diaria: float</text:span>);</text:p>
      <text:p text:style-name="P2"/>
      <text:p text:style-name="P2"><text:span text:style-name="T4">Cliente</text:span> <text:span text:style-name="T2">(</text:span><text:span text:style-name="T4">cpf_cliente</text:span>: <text:span text:style-name="T4">texto(11)</text:span> — <text:span text:style-name="T4">unique</text:span>, nome<text:span text:style-name="T4">_cliente</text:span>: texto (30), telefone: texto (50)<text:span text:style-name="T2">)</text:span>;</text:p>
      <text:p text:style-name="P2"/>
      <text:p text:style-name="P1"><text:span text:style-name="T4">Aluguel</text:span><text:span text:style-name="T3"> (id_</text:span><text:span text:style-name="T4">aluguel</text:span><text:span text:style-name="T3">: </text:span>inteiro – auto incremento, <text:span text:style-name="T4">reserva</text:span><text:span text:style-name="T3">: date, </text:span><text:span text:style-name="T4">retirada</text:span><text:span text:style-name="T3">: date, </text:span><text:span text:style-name="T4">devolucao: date,</text:span><text:span text:style-name="T3"> </text:span><text:span text:style-name="T4">dias</text:span><text:span text:style-name="T3">: texto </text:span><text:span text:style-name="T4">float</text:span><text:span text:style-name="T3">, </text:span><text:span text:style-name="T4">placa</text:span><text:span text:style-name="T3">: </text:span><text:span text:style-name="T4">varchar</text:span><text:span text:style-name="T3"> — <text:s/>referencia [</text:span><text:span text:style-name="T4">V</text:span><text:span text:style-name="T3">eiculo: placa], </text:span><text:span text:style-name="T4">id_cliente</text:span><text:span text:style-name="T3">: inteiro — referencia [</text:span><text:span text:style-name="T4">Cliente</text:span><text:span text:style-name="T3">: </text:span><text:span text:style-name="T4">id_cliente</text:span><text:span text:style-name="T3">], </text:span><text:span text:style-name="T5">status: texto(20</text:span><text:span text:style-name="T3">), </text:span><text:span text:style-name="T5">subtotal: float</text:span><text:span text:style-name="T3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08:11:50.582000000</meta:creation-date>
    <dc:date>2024-04-02T09:40:52.855000000</dc:date>
    <meta:editing-duration>PT1H29M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58" meta:character-count="469" meta:non-whitespace-character-count="409"/>
  </office:meta>
</office:document-meta>
</file>